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. Realice las operaciones que se indican a continuacion considerando que los operandos son numeros de 8 bits en notacion decimal. Expresar el resultado en notacion decimal, binaria y hexadecimal.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 table:number-columns-repeated="2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13 &amp; 10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26 &amp; 21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14 | 13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0000-110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0001-1010</text:p>
          </table:table-cell>
          <table:table-cell office:value-type="string" calcext:value-type="string">
            <text:p>1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000-1110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000-101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0001-01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000-1101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000-1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001-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000-1111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3"/>
          <table:table-cell/>
          <table:table-cell table:style-name="ce6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<text:s/>33 | 5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11 ^ 6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1 ^ 27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0010-000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000-1011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000-00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000-01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000-01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0001-1011</text:p>
          </table:table-cell>
          <table:table-cell office:value-type="string" calcext:value-type="string">
            <text:p>1B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0010-01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000-110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0001-1010</text:p>
          </table:table-cell>
          <table:table-cell office:value-type="string" calcext:value-type="string">
            <text:p>1A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32 &gt;&gt; 4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128 &gt;&gt; 3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90 &gt;&gt; 1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0010-0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1000-00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0101-1010</text:p>
          </table:table-cell>
          <table:table-cell office:value-type="string" calcext:value-type="string">
            <text:p>5A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gt;&gt; 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&gt;&gt;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&gt;&gt; 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000-00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0001-0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0010-1101</text:p>
          </table:table-cell>
          <table:table-cell office:value-type="string" calcext:value-type="string">
            <text:p>2D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1 &lt;&lt; 2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3 &lt;&lt; 4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11 &lt;&lt; 4</text:p>
          </table:table-cell>
          <table:covered-table-cell table:number-columns-repeated="2" table:style-name="ce5"/>
          <table:table-cell table:number-columns-repeated="2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HEX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000-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000-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000-1011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&lt;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&lt;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&lt; 4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000-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0011-0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1011-0000</text:p>
          </table:table-cell>
          <table:table-cell office:value-type="string" calcext:value-type="string">
            <text:p>B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01:29:33.029184609</meta:creation-date>
    <meta:generator>LibreOffice/6.4.7.2$Linux_X86_64 LibreOffice_project/40$Build-2</meta:generator>
    <dc:date>2021-06-21T02:15:27.959026427</dc:date>
    <meta:editing-duration>PT24M33S</meta:editing-duration>
    <meta:editing-cycles>4</meta:editing-cycles>
    <meta:document-statistic meta:table-count="1" meta:cell-count="151" meta:object-count="0"/>
  </office:meta>
</office:document-meta>
</file>